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CHEZ CARRASCO, KEVIN FERNAN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NCHEZ CARRASCO, KEVIN FERNAN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56237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15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1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1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18:07:5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